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9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74pt solid #009353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9353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74pt solid #009353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009353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0563c1" fo:background-color="#00599d" style:diagonal-bl-tr="none" style:diagonal-tl-br="none" style:text-align-source="value-type" style:repeat-content="false" fo:wrap-option="no-wrap" fo:border-left="0.74pt solid #0563c1" style:direction="ltr" fo:padding="0.035cm" fo:border-right="none" style:rotation-angle="0" style:rotation-align="none" fo:border-top="0.74pt solid #0563c1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563c1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563c1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563c1" style:diagonal-bl-tr="none" style:diagonal-tl-br="none" style:text-align-source="value-type" style:repeat-content="false" fo:background-color="transparent" fo:wrap-option="no-wrap" fo:border-left="0.74pt solid #0563c1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35cm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74pt solid #faa61a" fo:background-color="#dddddd" style:diagonal-bl-tr="none" style:diagonal-tl-br="none" style:text-align-source="value-type" style:repeat-content="false" fo:wrap-option="no-wrap" fo:border-left="0.74pt solid #faa61a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wrap" fo:border-left="0.74pt solid #ce181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74pt solid #ce181e" fo:background-color="#dddddd" style:diagonal-bl-tr="none" style:diagonal-tl-br="none" style:text-align-source="value-type" style:repeat-content="false" fo:wrap-option="no-wrap" fo:border-left="0.74pt solid #ce181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563c1" fo:background-color="#00599d" style:diagonal-bl-tr="none" style:diagonal-tl-br="none" style:text-align-source="value-type" style:repeat-content="false" fo:wrap-option="no-wrap" fo:border-left="none" style:direction="ltr" fo:padding="0.035cm" fo:border-right="0.74pt solid #0563c1" style:rotation-angle="0" style:rotation-align="none" fo:border-top="0.74pt solid #0563c1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563c1" style:direction="ltr" fo:padding="0.035cm" fo:border-right="0.74pt solid #0563c1" style:rotation-angle="0" style:rotation-align="none" fo:border-top="0.74pt solid #0563c1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563c1" style:direction="ltr" fo:padding="0.035cm" fo:border-right="0.74pt solid #0563c1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563c1" style:direction="ltr" fo:padding="0.035cm" fo:border-right="0.74pt solid #0563c1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0563c1" style:diagonal-bl-tr="none" style:diagonal-tl-br="none" style:text-align-source="value-type" style:repeat-content="false" fo:background-color="transparent" fo:wrap-option="no-wrap" fo:border-left="0.74pt solid #0563c1" style:direction="ltr" fo:padding="0.035cm" fo:border-right="0.74pt solid #0563c1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Sistema</text:p>
          </table:table-cell>
          <table:table-cell table:style-name="ce7" office:value-type="string" calcext:value-type="string">
            <text:p>Qtd.</text:p>
          </table:table-cell>
          <table:table-cell/>
          <table:table-cell table:style-name="ce12" office:value-type="string" calcext:value-type="string">
            <text:p>Atores</text:p>
          </table:table-cell>
          <table:table-cell table:style-name="ce23" office:value-type="string" calcext:value-type="string">
            <text:p>Qtd.</text:p>
          </table:table-cell>
        </table:table-row>
        <table:table-row table:style-name="ro2">
          <table:table-cell table:style-name="ce2" office:value-type="string" calcext:value-type="string">
            <text:p>Servidores privados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13" office:value-type="string" calcext:value-type="string">
            <text:p>SysAdmin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- AD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Tecnicos de Informática</text:p>
          </table:table-cell>
          <table:table-cell table:style-name="ce2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- File servers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Técnicos de rede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- Aplicações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Devs</text:p>
          </table:table-cell>
          <table:table-cell table:style-name="ce2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- BDs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sponsável de Segurança de Informação (CISO)</text:p>
          </table:table-cell>
          <table:table-cell table:style-name="ce27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- Backups</text:p>
          </table:table-cell>
          <table:table-cell table:style-name="ce8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ervidores publicos de Internet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6" office:value-type="string" calcext:value-type="string">
            <text:p>Notas:</text:p>
          </table:table-cell>
          <table:table-cell/>
        </table:table-row>
        <table:table-row table:style-name="ro2">
          <table:table-cell table:style-name="ce3" office:value-type="string" calcext:value-type="string">
            <text:p>- www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Entidade publica na área de saúde</text:p>
          </table:table-cell>
          <table:table-cell/>
        </table:table-row>
        <table:table-row table:style-name="ro2">
          <table:table-cell table:style-name="ce4" office:value-type="string" calcext:value-type="string">
            <text:p>- e-mail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300 colaboradores</text:p>
          </table:table-cell>
          <table:table-cell/>
        </table:table-row>
        <table:table-row table:style-name="ro2">
          <table:table-cell table:style-name="ce3" office:value-type="string" calcext:value-type="string">
            <text:p>Acessos Remotos</text:p>
          </table:table-cell>
          <table:table-cell table:style-name="ce8" office:value-type="string" calcext:value-type="string">
            <text:p>?</text:p>
          </table:table-cell>
          <table:table-cell/>
          <table:table-cell table:style-name="ce17" office:value-type="string" calcext:value-type="string">
            <text:p>Não têm CISO</text:p>
          </table:table-cell>
          <table:table-cell/>
        </table:table-row>
        <table:table-row table:style-name="ro2">
          <table:table-cell table:style-name="ce6" office:value-type="string" calcext:value-type="string">
            <text:p>Impressoras</text:p>
          </table:table-cell>
          <table:table-cell table:style-name="ce11"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Não têm plano de segurança em vigor</text:p>
          </table:table-cell>
          <table:table-cell/>
        </table:table-row>
        <table:table-row table:style-name="ro2">
          <table:table-cell table:number-columns-repeated="3"/>
          <table:table-cell table:style-name="ce17" office:value-type="string" calcext:value-type="string">
            <text:p>Os sistemas são usados diáriamente</text:p>
          </table:table-cell>
          <table:table-cell/>
        </table:table-row>
        <table:table-row table:style-name="ro2">
          <table:table-cell table:number-columns-repeated="3"/>
          <table:table-cell table:style-name="ce18" office:value-type="string" calcext:value-type="string">
            <text:p>Não há noção de risco existentes</text:p>
          </table:table-cell>
          <table:table-cell/>
        </table:table-row>
        <table:table-row table:style-name="ro2">
          <table:table-cell table:number-columns-repeated="3"/>
          <table:table-cell table:style-name="ce17" office:value-type="string" calcext:value-type="string">
            <text:p>Há medidas ad hoc em situações problemáticas</text:p>
          </table:table-cell>
          <table:table-cell/>
        </table:table-row>
        <table:table-row table:style-name="ro2">
          <table:table-cell table:number-columns-repeated="3"/>
          <table:table-cell table:style-name="ce19" office:value-type="string" calcext:value-type="string">
            <text:p>Necessidade de alinhamento com a NIS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style-name="ce20" office:value-type="string" calcext:value-type="string">
            <text:p>Objetivos:</text:p>
          </table:table-cell>
          <table:table-cell/>
        </table:table-row>
        <table:table-row table:style-name="ro3">
          <table:table-cell table:number-columns-repeated="3"/>
          <table:table-cell table:style-name="ce21" office:value-type="string" calcext:value-type="string">
            <text:p>Regulamento para a segurança da informação</text:p>
            <text:p>Que se adapte ao contexto apresentado e aos objetivos do negócio da entidade</text:p>
          </table:table-cell>
          <table:table-cell/>
        </table:table-row>
        <table:table-row table:style-name="ro2">
          <table:table-cell table:number-columns-repeated="3"/>
          <table:table-cell table:style-name="ce22" office:value-type="string" calcext:value-type="string">
            <text:p>Política de segurança para um domínio específico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x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Utilização aceitável das TI;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esso aos sistemas; Gestão de dados; Gestã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 ativos; Gestão da identidade; Acess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otos; Utilização do eMai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esse em usar serviços na cloud</text:p>
          </table:table-cell>
          <table:table-cell/>
        </table:table-row>
      </table:table>
      <table:named-expressions/>
      <table:database-ranges>
        <table:database-range table:name="__Anonymous_Sheet_DB__0" table:target-range-address="Folha1.D20:Folha1.D2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11-13">00-00-0000</text:date></text:span><text:span text:style-name="MT1">, </text:span><text:span text:style-name="MT1"><text:time style:data-style-name="N2" text:time-value="13:10:31.343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3:10:32.196000000</meta:creation-date>
    <meta:editing-duration>PT4H37M29S</meta:editing-duration>
    <meta:editing-cycles>2</meta:editing-cycles>
    <meta:generator>LibreOffice/24.2.5.2$Windows_X86_64 LibreOffice_project/bffef4ea93e59bebbeaf7f431bb02b1a39ee8a59</meta:generator>
    <dc:date>2025-11-13T17:58:11.328000000</dc:date>
    <meta:document-statistic meta:table-count="1" meta:cell-count="54" meta:object-count="0"/>
  </office:meta>
</office:document-meta>
</file>